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F1522E17F1A5FC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1.62cm" svg:height="7.38cm" svg:x="3.445cm" svg:y="2.009cm">
          <draw:image xlink:href="Pictures/1000020100000280000001E0F1522E17F1A5FC37.png" xlink:type="simple" xlink:show="embed" xlink:actuate="onLoad">
            <text:p/>
          </draw:image>
        </draw:frame>
        <draw:frame draw:style-name="gr1" draw:text-style-name="P1" draw:layer="layout" svg:width="11.62cm" svg:height="7.381cm" svg:x="15.38cm" svg:y="2.019cm">
          <draw:image xlink:href="Pictures/1000020100000280000001E0F1522E17F1A5FC37.png" xlink:type="simple" xlink:show="embed" xlink:actuate="onLoad">
            <text:p/>
          </draw:image>
        </draw:frame>
        <draw:frame draw:style-name="gr1" draw:text-style-name="P1" draw:layer="layout" svg:width="11.62cm" svg:height="7.381cm" svg:x="3.399cm" svg:y="9.737cm">
          <draw:image xlink:href="Pictures/1000020100000280000001E0F1522E17F1A5FC37.png" xlink:type="simple" xlink:show="embed" xlink:actuate="onLoad">
            <text:p/>
          </draw:image>
        </draw:frame>
        <draw:frame draw:style-name="gr1" draw:text-style-name="P1" draw:layer="layout" svg:width="11.62cm" svg:height="7.38cm" svg:x="15.4cm" svg:y="9.72cm">
          <draw:image xlink:href="Pictures/1000020100000280000001E0F1522E17F1A5FC37.png" xlink:type="simple" xlink:show="embed" xlink:actuate="onLoad">
            <text:p/>
          </draw:image>
        </draw:frame>
        <draw:frame draw:style-name="gr2" draw:text-style-name="P2" draw:layer="layout" svg:width="8.8cm" svg:height="1.673cm" svg:x="1cm" svg:y="19cm">
          <draw:text-box>
            <text:p>Base_de_datos1 (1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00:58:28.347467140</meta:creation-date>
    <dc:date>2020-05-13T01:03:10.660065731</dc:date>
    <meta:editing-duration>PT4M42S</meta:editing-duration>
    <meta:editing-cycles>1</meta:editing-cycles>
    <meta:document-statistic meta:object-count="5"/>
    <meta:generator>LibreOffice/6.0.7.3$Linux_X86_64 LibreOffice_project/00m0$Build-3</meta:generator>
  </office:meta>
</office:document-meta>
</file>